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20" style:family="table-row">
      <style:table-row-properties style:min-row-height="0.76cm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5.085cm"/>
    </style:style>
    <style:style style:name="Tabela2.B" style:family="table-column">
      <style:table-column-properties style:column-width="4.822cm"/>
    </style:style>
    <style:style style:name="Tabela2.C" style:family="table-column">
      <style:table-column-properties style:column-width="3.38cm"/>
    </style:style>
    <style:style style:name="Tabela2.D" style:family="table-column">
      <style:table-column-properties style:column-width="2.205cm"/>
    </style:style>
    <style:style style:name="Tabela2.E" style:family="table-column">
      <style:table-column-properties style:column-width="10.208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f4a64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text-properties style:font-name="Arial"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f4a64" officeooo:paragraph-rsid="001f4a64"/>
    </style:style>
    <style:style style:name="P10" style:family="paragraph" style:parent-style-name="Table_20_Contents">
      <style:text-properties style:font-name="Arial" officeooo:rsid="001f4a64" officeooo:paragraph-rsid="001f4a64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name-asian="Arial" style:font-size-asian="18pt" style:font-name-complex="Arial" style:font-size-complex="18pt"/>
    </style:style>
    <style:style style:name="T3" style:family="text">
      <style:text-properties style:font-name="Arial" fo:font-size="16pt" style:font-name-asian="Arial" style:font-size-asian="16pt" style:font-name-complex="Arial" style:font-size-complex="16pt"/>
    </style:style>
    <style:style style:name="T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7" style:family="text">
      <style:text-properties style:font-name="Arial" fo:font-size="14pt" style:font-name-asian="Arial" style:font-size-asian="14pt" style:font-name-complex="Arial" style:font-size-complex="14pt"/>
    </style:style>
    <style:style style:name="T8" style:family="text">
      <style:text-properties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color="#000000" style:font-name="Arial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pan text:style-name="Strong_20_Emphasis"><text:span text:style-name="T2">Plano Geral de Configuração (PGC)</text:span></text:span></text:p>
      <text:p text:style-name="P3"/>
      <text:p text:style-name="P3"/>
      <text:p text:style-name="Standard"><text:span text:style-name="Strong_20_Emphasis"><text:span text:style-name="T3">1. Itens de Configuração</text:span></text:span></text:p>
      <text:p text:style-name="P2"/>
      <text:p text:style-name="Standard"><text:span text:style-name="Strong_20_Emphasis"><text:span text:style-name="T4">A nomenclatura de cada documento consiste em um prefixo(PR) referente a identificação do projeto a qual aquele documento pertence seguida por um traço(-) e a sigla referente ao documento.</text:span>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4"><text:span text:style-name="Fonte_20_parág._20_padrão"><text:span text:style-name="T8">Item de Configuração</text:span></text:span></text:p>
          </table:table-cell>
          <table:table-cell table:style-name="Tabela1.A1" table:number-rows-spanned="2" office:value-type="string">
            <text:p text:style-name="P4"><text:span text:style-name="Fonte_20_parág._20_padrão"><text:span text:style-name="T8">Nomenclatura</text:span></text:span></text:p>
          </table:table-cell>
          <table:table-cell table:style-name="Tabela1.C1" table:number-columns-spanned="2" office:value-type="string">
            <text:p text:style-name="P4"><text:span text:style-name="Fonte_20_parág._20_padrão"><text:span text:style-name="T8">Permissões de acesso</text:span></text:span>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4"><text:span text:style-name="Fonte_20_parág._20_padrão"><text:span text:style-name="T8">Leitura</text:span></text:span></text:p>
          </table:table-cell>
          <table:table-cell table:style-name="Tabela1.D2" office:value-type="string">
            <text:p text:style-name="P1"><text:span text:style-name="Fonte_20_parág._20_padrão"><text:span text:style-name="T8">Ediçã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erência de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9">GPR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de Monitoramen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DM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/Ou responsável pela atividade de “Monitorar”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ronograma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D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Riscos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DR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os os Gerentes envolvidos n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Plano Geral do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PG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Relatório de Conclusão de Projet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RCP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Projeto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arantia da Qualidad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GQA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o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Parecer Sobre Avaliação Dos Artefatos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PAA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Na fase de avaliação: Gerente de Qualidade</text:span></text:span></text:p>
            <text:p text:style-name="P4"><text:span text:style-name="Fonte_20_parág._20_padrão"><text:span text:style-name="T5">Na fase de correção: Gerente de Projeto e o Responsável pela correção.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GQA - GPR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GPR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GQA - GR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PR-CGRE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4"><text:span text:style-name="Fonte_20_parág._20_padrão"><text:span text:style-name="T5">Gerente de Qualidade</text:span></text:span></text:p>
          </table:table-cell>
        </table:table-row>
        <text:soft-page-break/>
        <table:table-row>
          <table:table-cell table:style-name="Tabela1.C2" office:value-type="string">
            <text:p text:style-name="P4"><text:span text:style-name="Fonte_20_parág._20_padrão"><text:span text:style-name="T9">Processo</text:span></text:span><text:span text:style-name="Fonte_20_parág._20_padrão"><text:span text:style-name="T5"> de Gerência de Requisitos</text:span></text:span></text:p>
          </table:table-cell>
          <table:table-cell table:style-name="Tabela1.C2" office:value-type="string">
            <text:p text:style-name="P4"><text:span text:style-name="Fonte_20_parág._20_padrão"><text:span text:style-name="T9">GRE-Processo</text:span></text:span>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Gerente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Checklist Consistência de Requisitos</text:span></text:span></text:p>
          </table:table-cell>
          <table:table-cell table:style-name="Tabela1.C2" office:value-type="string">
            <text:p text:style-name="P7">PR-CC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Gerente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Aprovação dos Requisitos</text:span></text:span></text:p>
          </table:table-cell>
          <table:table-cell table:style-name="Tabela1.C2" office:value-type="string">
            <text:p text:style-name="P7">PR-DA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Engenheiro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Documento de Comprometimento da Equipe</text:span></text:span></text:p>
          </table:table-cell>
          <table:table-cell table:style-name="Tabela1.C2" office:value-type="string">
            <text:p text:style-name="P7">PR-DCE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Engenheiro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Especificação de Caso de Uso</text:span></text:span></text:p>
          </table:table-cell>
          <table:table-cell table:style-name="Tabela1.C2" office:value-type="string">
            <text:p text:style-name="P7">PR-ECU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7">Engenheiro de Requisitos e equipe técnica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Matriz de Rastreabilidade de Requisito</text:span></text:span></text:p>
          </table:table-cell>
          <table:table-cell table:style-name="Tabela1.C2" office:value-type="string">
            <text:p text:style-name="P7">PR-MRR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Engenheiro de Requisitos e equipe técnica de requisitos</text:p>
          </table:table-cell>
        </table:table-row>
        <table:table-row>
          <table:table-cell table:style-name="Tabela1.C2" office:value-type="string">
            <text:p text:style-name="P4"><text:span text:style-name="Fonte_20_parág._20_padrão"><text:span text:style-name="T5">Relatório de Impacto de mudanças</text:span></text:span></text:p>
          </table:table-cell>
          <table:table-cell table:style-name="Tabela1.C2" office:value-type="string">
            <text:p text:style-name="P7">PR-RIM</text:p>
          </table:table-cell>
          <table:table-cell table:style-name="Tabela1.C2" office:value-type="string">
            <text:p text:style-name="P4"><text:span text:style-name="Fonte_20_parág._20_padrão"><text:span text:style-name="T5">Toda a equipe de projeto</text:span></text:span></text:p>
            <text:p text:style-name="P7"/>
          </table:table-cell>
          <table:table-cell table:style-name="Tabela1.D2" office:value-type="string">
            <text:p text:style-name="P7">Engenheiro de Requisitos</text:p>
          </table:table-cell>
        </table:table-row>
        <table:table-row table:style-name="Tabela1.20">
          <table:table-cell table:style-name="Tabela1.C2" office:value-type="string">
            <text:p text:style-name="P9">Especificação de Requisitos</text:p>
          </table:table-cell>
          <table:table-cell table:style-name="Tabela1.C2" office:value-type="string">
            <text:p text:style-name="P9">PR-EDR</text:p>
          </table:table-cell>
          <table:table-cell table:style-name="Tabela1.C2" office:value-type="string">
            <text:p text:style-name="P5"><text:span text:style-name="Fonte_20_parág._20_padrão"><text:span text:style-name="T5">Toda a equipe de projeto</text:span></text:span></text:p>
          </table:table-cell>
          <table:table-cell table:style-name="Tabela1.D2" office:value-type="string">
            <text:p text:style-name="P7">Engenheiro de Requisitos e equipe técnica de requisitos</text:p>
          </table:table-cell>
        </table:table-row>
      </table:table>
      <text:p text:style-name="P3"/>
      <text:p text:style-name="P3"/>
      <text:p text:style-name="Standard"><text:span text:style-name="Strong_20_Emphasis"><text:span text:style-name="T3">2. Estrutura de Repositório</text:span></text:span></text:p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7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3">Conteúdo</text:p>
          </table:table-cell>
        </table:table-row>
        <table:table-row>
          <table:table-cell table:style-name="Tabela2.A2" table:number-rows-spanned="22" office:value-type="string">
            <text:p text:style-name="P6">Raiz</text:p>
          </table:table-cell>
          <table:table-cell table:style-name="Tabela2.A2" table:number-rows-spanned="21" office:value-type="string">
            <text:p text:style-name="P6">Processo</text:p>
          </table:table-cell>
          <table:table-cell table:style-name="Tabela2.A2" table:number-rows-spanned="3" table:number-columns-spanned="2" office:value-type="string">
            <text:p text:style-name="P6">Definição</text:p>
          </table:table-cell>
          <table:covered-table-cell/>
          <table:table-cell table:style-name="Tabela2.E2" office:value-type="string">
            <text:p text:style-name="P6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GRE-Processo.doc/odt</text:p>
          </table:table-cell>
        </table:table-row>
        <table:table-row>
          <table:covered-table-cell/>
          <table:covered-table-cell/>
          <table:table-cell table:style-name="Tabela2.A2" table:number-rows-spanned="15" office:value-type="string">
            <text:p text:style-name="P6">Template</text:p>
          </table:table-cell>
          <table:table-cell table:style-name="Tabela2.A2" table:number-rows-spanned="5" office:value-type="string">
            <text:p text:style-name="P6">GPR</text:p>
          </table:table-cell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Checklist de Monitoramen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Cronograma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Documento de Riscos do Proje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Plano Geral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5">PR-</text:span></text:span><text:span text:style-name="T1">Relatório de Conclusão de Projeto.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3" office:value-type="string">
            <text:p text:style-name="P2">GQA</text:p>
          </table:table-cell>
          <table:table-cell table:style-name="Tabela2.E2" office:value-type="string">
            <text:p text:style-name="P6">PR-Parecer Sobre Avaliação Dos Artefa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Checklist GQA – GPR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8">PR-Checklist GQA – GRE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7" office:value-type="string">
            <text:p text:style-name="P2">GRE</text:p>
          </table:table-cell>
          <table:table-cell table:style-name="Tabela2.E2" office:value-type="string">
            <text:p text:style-name="P6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Relatório de Impacto de mudança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10">PR-Especificação de Requisito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P6">Avaliação</text:p>
          </table:table-cell>
          <table:covered-table-cell/>
          <table:table-cell table:style-name="Tabela2.E2" office:value-type="string">
            <text:p text:style-name="P6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P6">Projeto</text:p>
          </table:table-cell>
          <table:table-cell table:style-name="Tabela2.E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Standard"><text:span text:style-name="Strong_20_Emphasis"><text:span text:style-name="T3">3. Sistema de Configuração</text:span></text:span></text:p>
      <text:p text:style-name="P2"/>
      <text:p text:style-name="Standard"><text:span text:style-name="Strong_20_Emphasis"><text:span text:style-name="T6">Repositório no GitHub</text:span></text:span><text:span text:style-name="Strong_20_Emphasis"><text:span text:style-name="T7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6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04T19:09:00Z</meta:creation-date>
    <dc:date>2016-10-04T21:20:42.144000000</dc:date>
    <meta:editing-cycles>36</meta:editing-cycles>
    <meta:editing-duration>PT4M29S</meta:editing-duration>
    <meta:document-statistic meta:table-count="2" meta:image-count="0" meta:object-count="0" meta:page-count="3" meta:paragraph-count="116" meta:word-count="423" meta:character-count="2984" meta:non-whitespace-character-count="2675"/>
    <meta:template xlink:type="simple" xlink:actuate="onRequest" xlink:title="" xlink:href="Normal.dotm"/>
  </office:meta>
</office:document-meta>
</file>